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fa74" officeooo:paragraph-rsid="001afa74"/>
    </style:style>
    <style:style style:name="P2" style:family="paragraph" style:parent-style-name="Standard">
      <style:text-properties officeooo:rsid="001c305f" officeooo:paragraph-rsid="001c305f"/>
    </style:style>
    <style:style style:name="P3" style:family="paragraph" style:parent-style-name="Standard">
      <style:text-properties fo:font-weight="bold" officeooo:rsid="001afa74" officeooo:paragraph-rsid="001afa74" style:font-weight-asian="bold" style:font-weight-complex="bold"/>
    </style:style>
    <style:style style:name="P4" style:family="paragraph" style:parent-style-name="Standard">
      <style:text-properties fo:font-weight="bold" officeooo:rsid="001c305f" officeooo:paragraph-rsid="001c305f" style:font-weight-asian="bold" style:font-weight-complex="bold"/>
    </style:style>
    <style:style style:name="P5" style:family="paragraph" style:parent-style-name="Standard">
      <style:text-properties officeooo:rsid="001afa74" officeooo:paragraph-rsid="001bb916"/>
    </style:style>
    <style:style style:name="P6" style:family="paragraph" style:parent-style-name="Standard">
      <style:text-properties officeooo:rsid="001afa74" officeooo:paragraph-rsid="0023f2d1"/>
    </style:style>
    <style:style style:name="P7" style:family="paragraph" style:parent-style-name="Standard">
      <style:text-properties officeooo:rsid="0020247c" officeooo:paragraph-rsid="0020247c"/>
    </style:style>
    <style:style style:name="P8" style:family="paragraph" style:parent-style-name="Standard">
      <style:text-properties officeooo:rsid="0023f2d1" officeooo:paragraph-rsid="0023f2d1"/>
    </style:style>
    <style:style style:name="T1" style:family="text">
      <style:text-properties officeooo:rsid="001bb916"/>
    </style:style>
    <style:style style:name="T2" style:family="text">
      <style:text-properties officeooo:rsid="001d34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916" style:font-weight-asian="bold" style:font-weight-complex="bold"/>
    </style:style>
    <style:style style:name="T5" style:family="text">
      <style:text-properties fo:font-weight="bold" officeooo:rsid="00217023" style:font-weight-asian="bold" style:font-weight-complex="bold"/>
    </style:style>
    <style:style style:name="T6" style:family="text">
      <style:text-properties fo:font-weight="bold" officeooo:rsid="00222e7c" style:font-weight-asian="bold" style:font-weight-complex="bold"/>
    </style:style>
    <style:style style:name="T7" style:family="text">
      <style:text-properties style:text-underline-style="none" fo:font-weight="bold" officeooo:rsid="001bb916" style:font-weight-asian="bold" style:font-weight-complex="bold"/>
    </style:style>
    <style:style style:name="T8" style:family="text">
      <style:text-properties officeooo:rsid="001fcb6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3f2d1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jogo tem <text:span text:style-name="T3">2 módulos</text:span>, o primeiro é de <text:span text:style-name="T3">classificação</text:span> e o segundo de <text:span text:style-name="T3">resolução</text:span></text:p>
      <text:p text:style-name="P1"/>
      <text:p text:style-name="P1">O módulo de classificação tem <text:span text:style-name="T6">6 </text:span><text:span text:style-name="T5">fases</text:span>. <text:span text:style-name="T3">Tipo</text:span>, <text:span text:style-name="T3">ordem</text:span>, <text:span text:style-name="T3">homogeneidade</text:span><text:span text:style-name="T9">,</text:span> <text:span text:style-name="T3">linearidade</text:span><text:span text:style-name="T9">,</text:span><text:span text:style-name="T3"> </text:span><text:span text:style-name="T6">separável e exata</text:span> respectivamente.</text:p>
      <text:p text:style-name="P1"/>
      <text:p text:style-name="P1">As perguntas de Tipo são: <text:span text:style-name="T3">- Escolha a ED ordinária</text:span></text:p>
      <text:p text:style-name="P3"><text:tab/><text:tab/><text:tab/> <text:s text:c="6"/>- Escolha a ED parcial</text:p>
      <text:p text:style-name="P1"/>
      <text:p text:style-name="P1"><text:s/></text:p>
      <text:p text:style-name="P1">As perguntas de ordem são: <text:tab/><text:span text:style-name="T3">- Escolha a ED de ordem 1</text:span></text:p>
      <text:p text:style-name="P3"><text:tab/><text:tab/><text:tab/><text:tab/>- Escolha a ED de ordem 2</text:p>
      <text:p text:style-name="P3"><text:s/><text:tab/><text:tab/><text:tab/><text:tab/>- Escolha a ED de ordem 3</text:p>
      <text:p text:style-name="P3"><text:s text:c="2"/><text:tab/><text:tab/><text:tab/><text:tab/>- Escolha a ED de ordem superior</text:p>
      <text:p text:style-name="P1"><text:s/></text:p>
      <text:p text:style-name="P1">As perguntas de Homogeneidade são: <text:s/><text:span text:style-name="T3">- Escolha a ED homogênea</text:span></text:p>
      <text:p text:style-name="P3"><text:tab/><text:tab/><text:tab/><text:tab/><text:tab/> <text:s text:c="2"/>- Escolha a ED NÃO homogênea</text:p>
      <text:p text:style-name="P1"><text:s/></text:p>
      <text:p text:style-name="P1">As perguntas de linearidade são: <text:span text:style-name="T3">- Escolha a ED linear </text:span></text:p>
      <text:p text:style-name="P3"><text:tab/><text:tab/><text:tab/><text:tab/> <text:s text:c="5"/>- Escolha a ED NÃO linear</text:p>
      <text:p text:style-name="P1"/>
      <text:p text:style-name="P2">As perguntas de separável são: <text:span text:style-name="T3">- Escolha a ED separável</text:span></text:p>
      <text:p text:style-name="P4"><text:tab/><text:tab/><text:tab/><text:tab/> <text:s text:c="2"/>- Escolha a ED NÃO separável</text:p>
      <text:p text:style-name="P2"><text:s/></text:p>
      <text:p text:style-name="P2">As perguntas se exata são: <text:span text:style-name="T3">- Escolha a ED exata</text:span></text:p>
      <text:p text:style-name="P4"><text:tab/><text:tab/> <text:s/><text:tab/> <text:s text:c="7"/>- Escolha a ED NÃO exata</text:p>
      <text:p text:style-name="P1"/>
      <text:p text:style-name="P1"/>
      <text:p text:style-name="P6">A quantidade de perguntas para cada <text:span text:style-name="T10">fase</text:span> <text:span text:style-name="T2">será de</text:span> 20. <text:span text:style-name="T8">Em cada pergunta são apresentadas 4 equações onde apenas 1 será a correta. </text:span></text:p>
      <text:p text:style-name="P6"><text:span text:style-name="T8">Ao pressionar cada opção por um tempo aparecerá a imagem da equação em uma janela modal para tentar melhorar a visualização.</text:span></text:p>
      <text:p text:style-name="P8">Para escolher uma opção basta dar um toque na opção desejada.</text:p>
      <text:p text:style-name="P7">Em caso de acerto da equação carregará automaticamente a próxima pergunta.</text:p>
      <text:p text:style-name="P8">Em caso de erro aparecerá o <text:span text:style-name="T11">feedback</text:span><text:span text:style-name="T12"> da escolha da opção inválida.</text:span></text:p>
      <text:p text:style-name="P7">Ao fim da fase será redirecionado novamente para o modo de classificação, <text:span text:style-name="T10">após a parabenização do jogador,</text:span> onde <text:span text:style-name="T10">é possível</text:span> escolher outra fase para jogar ou voltar para trocar o módulo.</text:p>
      <text:p text:style-name="P1"/>
      <text:p text:style-name="P5">O módulo de <text:span text:style-name="T4">resolução</text:span> tem <text:span text:style-name="T3">4 níveis</text:span>. <text:span text:style-name="T4">Homogênea</text:span>, <text:span text:style-name="T4">Não homogênea</text:span><text:span text:style-name="T1">, </text:span><text:span text:style-name="T4">exatas</text:span><text:span text:style-name="T1"> e </text:span><text:span text:style-name="T4">NÃO exatas</text:span><text:span text:style-name="T1">. Este módulo serão selecionados </text:span><text:span text:style-name="T7">APENAS</text:span><text:span text:style-name="T1"> equações diferenciais de primeira ordem.</text:span></text:p>
      <text:p text:style-name="P5"/>
      <text:p text:style-name="P7">– Jogo de classificação, perguntar técnica de resolução a ser utilizada em cada equação.</text:p>
      <text:p text:style-name="P7">– Resolução de jogo da memória, perguntas e respostas. Cada carta selecionada mostrará sua frente e fará a contagem regressiva de 30 segundos para desaparecer, mas também pode ser devolvida ao lugar com um toque na te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32:45.331548186</meta:creation-date>
    <dc:date>2019-03-17T16:08:27.482832502</dc:date>
    <meta:editing-duration>PT46M44S</meta:editing-duration>
    <meta:editing-cycles>10</meta:editing-cycles>
    <meta:generator>LibreOffice/5.1.2.2$Linux_X86_64 LibreOffice_project/10m0$Build-2</meta:generator>
    <meta:document-statistic meta:table-count="0" meta:image-count="0" meta:object-count="0" meta:page-count="1" meta:paragraph-count="29" meta:word-count="324" meta:character-count="1893" meta:non-whitespace-character-count="1521"/>
  </office:meta>
</office:document-meta>
</file>